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AnnotationProcessor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nnotationProcessor.DelegatingAnnotationProcessor( CoreAnnotationProcesso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notationProcessorFactory.getProcessorFor( Set annotationTypeDeclarations , AnnotationProcessor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